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16.383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7.832cm"/>
    </style:style>
    <style:style style:name="co5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ee7e5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dee7e5"/>
    </style:style>
    <style:style style:name="ce13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0">
      <style:table-cell-properties fo:wrap-option="wrap" fo:border="0.06pt solid #000000" style:vertical-align="automatic"/>
    </style:style>
    <style:style style:name="ce15" style:family="table-cell" style:parent-style-name="Default" style:data-style-name="N0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number-columns-repeated="59" table:default-cell-style-name="ce5"/>
        <table:table-column table:style-name="co5" table:number-columns-repeated="960" table:default-cell-style-name="Default"/>
        <table:table-row table:style-name="ro1">
          <table:table-cell table:style-name="ce2" office:value-type="string" calcext:value-type="string">
            <text:p>Tipo de elemento DFD</text:p>
          </table:table-cell>
          <table:table-cell table:style-name="ce2" office:value-type="string" calcext:value-type="string">
            <text:p>Número item DF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Entidades externas</text:p>
          </table:table-cell>
          <table:table-cell table:style-name="ce13" office:value-type="string" calcext:value-type="string">
            <text:p>Administrador globlal(2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(3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Usuario anonimo(4.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elemento DFD</text:p>
          </table:table-cell>
          <table:table-cell table:style-name="ce2" office:value-type="string" calcext:value-type="string">
            <text:p>Número item DF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14">
            <text:p>Procesos</text:p>
          </table:table-cell>
          <table:table-cell table:style-name="ce13" office:value-type="string" calcext:value-type="string">
            <text:p>Administrador de servidores(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servidor(1.14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Eliminar servidor(1.15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servidor(1.16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(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administrador(1.11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Eliminar administrador(1.12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administrador(1.13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sociar servidores y administradores(1.17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izar(1.4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disco duro(1.5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memoria(1.6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procesador(1.7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Login(1.1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elemento DFD</text:p>
          </table:table-cell>
          <table:table-cell table:style-name="ce2" office:value-type="string" calcext:value-type="string">
            <text:p>Número item DF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2">
            <text:p>Almacenes</text:p>
          </table:table-cell>
          <table:table-cell table:style-name="ce13" office:value-type="string" calcext:value-type="string">
            <text:p>Base de datos servidores(1.8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Baso de datos usuarios(1.13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elemento DFD</text:p>
          </table:table-cell>
          <table:table-cell table:style-name="ce2" office:value-type="string" calcext:value-type="string">
            <text:p>Número item DF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13">
            <text:p>Flujo de datos</text:p>
          </table:table-cell>
          <table:table-cell table:style-name="ce13" office:value-type="string" calcext:value-type="string">
            <text:p>Administrador global administra al administrador de servidores(2.0 → 1.10 → 2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crea servidores(1.10 → 1.14 → 1.8 → 1.14 → 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elimina servidores(1.10 → 1.15 → 1.8 → 1.15 → 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actualizar servidores(1.10 → 1.16 → 1.8 → 1.16 → 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global administra al administrador(2.0 → 1.9 → 2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 crea administrador(1.9 → 1.11 → 1.3 → 1.11 → 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 elimina administrador(1.9 → 1.12 → 1.3 → 1.12 → 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 actualiza administrador(1.9 → 1.12 → 1.3 → 1.12 → 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global administra servidores y administradores(2.0 → 1.17 → 1.3 → 1.17 → 2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Usuario anonimo se loguea(4.0 → 1.1 → 1.3 → 1.1 → 4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<text:s/>monitoriza disco duro(3.0 → 1.4 → 1.5 → 1.8 →1.5 → 1.4 → 3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<text:s/>monitoriza memoria(3.0 → 1.4 → 1.6 → 1.8 →1.6 → 1.4 → 3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monitoriza procesador(3.0 → 1.4 → 1.7 → 1.8 →1.7 → 1.4 → 3.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s de amenazas (STRIDE)</text:p>
          </table:table-cell>
          <table:table-cell table:style-name="ce2" office:value-type="string" calcext:value-type="string">
            <text:p>Número item DF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17">
            <text:p>Spoofing</text:p>
          </table:table-cell>
          <table:table-cell table:style-name="ce13" office:value-type="string" calcext:value-type="string">
            <text:p>Administrador globlal(2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(3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Usuario anonimo(4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(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servidor(1.14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Eliminar servidor(1.15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servidor(1.16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(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administrador(1.11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Eliminar administrador(1.12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administrador(1.13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sociar servidores y administradores(1.17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izar(1.4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disco duro(1.5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memoria(1.6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procesador(1.7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Login(1.1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21">
            <text:p>Tampering</text:p>
          </table:table-cell>
          <table:table-cell table:style-name="ce13" office:value-type="string" calcext:value-type="string">
            <text:p>Administrador de servidores(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servidor(1.14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servidor(1.16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(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administrador(1.11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Eliminar administrador(1.12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administrador(1.13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sociar servidores y administradores(1.17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Login(1.1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Base de datos servidores(1.8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Baso de datos usuarios(1.13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global administra al administrador de servidores(2.0 → 1.10 → 2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crea servidores(1.10 → 1.14 → 1.8 → 1.14 → 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elimina servidores(1.10 → 1.15 → 1.8 → 1.15 → 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actualizar servidores(1.10 → 1.16 → 1.8 → 1.16 → 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global administra al administrador(2.0 → 1.9 → 2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 crea administrador(1.9 → 1.11 → 1.3 → 1.11 → 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 elimina administrador(1.9 → 1.12 → 1.3 → 1.12 → 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 actualiza administrador(1.9 → 1.12 → 1.3 → 1.12 → 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global administra servidores y administradores(2.0 → 1.17 → 1.3 → 1.17 → 2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Usuario anonimo se loguea(4.0 → 1.1 → 1.3 → 1.1 → 4.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" table:number-rows-spanned="19">
            <text:p>Repudation</text:p>
          </table:table-cell>
          <table:table-cell table:style-name="ce13" office:value-type="string" calcext:value-type="string">
            <text:p>Administrador globlal(2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(3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Usuario anonimo(4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(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servidor(1.14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Eliminar servidor(1.15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servidor(1.16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(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administrador(1.11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Eliminar administrador(1.12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administrador(1.13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sociar servidores y administradores(1.17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izar(1.4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disco duro(1.5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memoria(1.6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procesador(1.7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Login(1.1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Base de datos servidores(1.8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Baso de datos usuarios(1.13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1" table:number-rows-spanned="21">
            <text:p>Information Disclosure</text:p>
          </table:table-cell>
          <table:table-cell table:style-name="ce13" office:value-type="string" calcext:value-type="string">
            <text:p>Base de datos servidores(1.8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Baso de datos usuarios(1.13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servidor(1.14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servidor(1.16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(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administrador(1.11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administrador(1.13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sociar servidores y administradores(1.17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izar(1.4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disco duro(1.5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memoria(1.6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procesador(1.7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Login(1.1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crea servidores(1.10 → 1.14 → 1.8 → 1.14 → 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elimina servidores(1.10 → 1.15 → 1.8 → 1.15 → 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actualizar servidores(1.10 → 1.16 → 1.8 → 1.16 → 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 crea administrador(1.9 → 1.11 → 1.3 → 1.11 → 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Usuario anonimo se loguea(4.0 → 1.1 → 1.3 → 1.1 → 4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<text:s/>monitoriza disco duro(3.0 → 1.4 → 1.5 → 1.8 →1.5 → 1.4 → 3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<text:s/>monitoriza memoria(3.0 → 1.4 → 1.6 → 1.8 →1.6 → 1.4 → 3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monitoriza procesador(3.0 → 1.4 → 1.7 → 1.8 →1.7 → 1.4 → 3.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1" table:number-rows-spanned="18">
            <text:p>Denial of Services</text:p>
          </table:table-cell>
          <table:table-cell table:style-name="ce13" office:value-type="string" calcext:value-type="string">
            <text:p>Base de datos servidores(1.8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Baso de datos usuarios(1.13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servidor(1.14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servidor(1.16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administrador(1.11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administrador(1.13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izar(1.4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disco duro(1.5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memoria(1.6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Monitoreo de procesador(1.7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Login(1.1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crea servidores(1.10 → 1.14 → 1.8 → 1.14 → 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actualizar servidores(1.10 → 1.16 → 1.8 → 1.16 → 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 crea administrador(1.9 → 1.11 → 1.3 → 1.11 → 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Usuario anonimo se loguea(4.0 → 1.1 → 1.3 → 1.1 → 4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<text:s/>monitoriza disco duro(3.0 → 1.4 → 1.5 → 1.8 →1.5 → 1.4 → 3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<text:s/>monitoriza memoria(3.0 → 1.4 → 1.6 → 1.8 →1.6 → 1.4 → 3.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rador de servidores monitoriza procesador(3.0 → 1.4 → 1.7 → 1.8 →1.7 → 1.4 → 3.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8">
            <text:p>Elevation of privilages</text:p>
          </table:table-cell>
          <table:table-cell table:style-name="ce13" office:value-type="string" calcext:value-type="string">
            <text:p>Administrador de servidores(1.10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servidor(1.14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servidor(1.16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dministar administrador(1.9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Crear administrador(1.11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ctualizar administrador(1.13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Asociar servidores y administradores(1.17)</text:p>
          </table:table-cell>
          <table:table-cell table:number-columns-repeated="1022"/>
        </table:table-row>
        <table:table-row table:style-name="ro1">
          <table:covered-table-cell/>
          <table:table-cell table:style-name="ce13" office:value-type="string" calcext:value-type="string">
            <text:p>Login(1.1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mponente</text:p>
          </table:table-cell>
          <table:table-cell table:style-name="ce4" office:value-type="string" calcext:value-type="string">
            <text:p>tipo de componente</text:p>
          </table:table-cell>
          <table:table-cell table:style-name="ce4" office:value-type="string" calcext:value-type="string">
            <text:p>amenaza</text:p>
          </table:table-cell>
          <table:table-cell table:style-name="ce4" office:value-type="string" calcext:value-type="string">
            <text:p>mitigacion</text:p>
          </table:table-cell>
          <table:table-cell table:number-columns-repeated="59"/>
          <table:table-cell table:style-name="Default"/>
          <table:table-cell table:number-columns-repeated="960"/>
        </table:table-row>
        <table:table-row table:style-name="ro2">
          <table:table-cell table:style-name="ce13" office:value-type="string" calcext:value-type="string">
            <text:p>Login (1.1)</text:p>
          </table:table-cell>
          <table:table-cell table:style-name="ce13" office:value-type="string" calcext:value-type="string">
            <text:p>Proceso</text:p>
          </table:table-cell>
          <table:table-cell table:style-name="ce13" office:value-type="string" calcext:value-type="string">
            <text:p>STRIDE</text:p>
          </table:table-cell>
          <table:table-cell table:style-name="ce14" office:value-type="string" calcext:value-type="string">
            <text:p>Limitar intentos de autenticación (S, E, D) Validación de entradas y sanitización (T, I)</text:p>
          </table:table-cell>
          <table:table-cell table:number-columns-repeated="59"/>
          <table:table-cell table:style-name="Default"/>
          <table:table-cell table:number-columns-repeated="960"/>
        </table:table-row>
        <table:table-row table:style-name="ro2">
          <table:table-cell table:style-name="ce13" office:value-type="string" calcext:value-type="string">
            <text:p>Anonimo (4.0)</text:p>
          </table:table-cell>
          <table:table-cell table:style-name="ce13" office:value-type="string" calcext:value-type="string">
            <text:p>Entidad externa</text:p>
          </table:table-cell>
          <table:table-cell table:style-name="ce13" office:value-type="string" calcext:value-type="string">
            <text:p>SR</text:p>
          </table:table-cell>
          <table:table-cell table:style-name="ce14" office:value-type="string" calcext:value-type="string">
            <text:p>Autenticación en 2 pasos (S, I) Servicios de auditorias y login (R)</text:p>
          </table:table-cell>
          <table:table-cell table:number-columns-repeated="59"/>
          <table:table-cell table:style-name="Default"/>
          <table:table-cell table:number-columns-repeated="960"/>
        </table:table-row>
        <table:table-row table:style-name="ro2">
          <table:table-cell table:style-name="ce14" office:value-type="string" calcext:value-type="string">
            <text:p>Usuario anonimo se loguea(4.0 → 1.1 → 1.3 → 1.1 → 4.0)</text:p>
          </table:table-cell>
          <table:table-cell table:style-name="ce13" office:value-type="string" calcext:value-type="string">
            <text:p>Flujo de datos</text:p>
          </table:table-cell>
          <table:table-cell table:style-name="ce13" office:value-type="string" calcext:value-type="string">
            <text:p>TID</text:p>
          </table:table-cell>
          <table:table-cell table:style-name="ce14" office:value-type="string" calcext:value-type="string">
            <text:p>HTTPS Firewall</text:p>
          </table:table-cell>
          <table:table-cell table:number-columns-repeated="59"/>
          <table:table-cell table:style-name="Default"/>
          <table:table-cell table:number-columns-repeated="960"/>
        </table:table-row>
        <table:table-row table:style-name="ro3">
          <table:table-cell table:style-name="ce13" office:value-type="string" calcext:value-type="string">
            <text:p>Monitorizar (1.4)</text:p>
          </table:table-cell>
          <table:table-cell table:style-name="ce13" office:value-type="string" calcext:value-type="string">
            <text:p>Proceso</text:p>
          </table:table-cell>
          <table:table-cell table:style-name="ce13" office:value-type="string" calcext:value-type="string">
            <text:p>SRID</text:p>
          </table:table-cell>
          <table:table-cell table:style-name="ce14" office:value-type="string" calcext:value-type="string">
            <text:p>HTTPS Cifrado</text:p>
          </table:table-cell>
          <table:table-cell table:number-columns-repeated="59"/>
          <table:table-cell table:style-name="Default"/>
          <table:table-cell table:number-columns-repeated="960"/>
        </table:table-row>
        <table:table-row table:style-name="ro1">
          <table:table-cell table:style-name="ce15" office:value-type="string" calcext:value-type="string">
            <text:p>Administrador de servidores (3.0)</text:p>
          </table:table-cell>
          <table:table-cell table:style-name="ce15" office:value-type="string" calcext:value-type="string">
            <text:p>Entidad externa</text:p>
          </table:table-cell>
          <table:table-cell table:style-name="ce15" office:value-type="string" calcext:value-type="string">
            <text:p>SR</text:p>
          </table:table-cell>
          <table:table-cell table:style-name="ce13" office:value-type="string" calcext:value-type="string">
            <text:p>Limitar privilegios (S,R)</text:p>
          </table:table-cell>
          <table:table-cell table:number-columns-repeated="59"/>
          <table:table-cell table:style-name="Default"/>
          <table:table-cell table:number-columns-repeated="960"/>
        </table:table-row>
        <table:table-row table:style-name="ro1" table:number-rows-repeated="63">
          <table:table-cell table:number-columns-repeated="1024"/>
        </table:table-row>
        <table:table-row table:style-name="ro1">
          <table:table-cell office:value-type="string" calcext:value-type="string">
            <text:p>Monitorizar (1.4)</text:p>
          </table:table-cell>
          <table:table-cell office:value-type="string" calcext:value-type="string">
            <text:p>Proceso</text:p>
          </table:table-cell>
          <table:table-cell table:number-columns-repeated="1022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4:17:47.986799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meta:creation-date>2020-05-14T14:17:18Z</meta:creation-date>
    <dc:date>2020-06-05T14:18:16.979272969</dc:date>
    <meta:editing-cycles>5</meta:editing-cycles>
    <meta:editing-duration>PT18M56S</meta:editing-duration>
    <meta:document-statistic meta:table-count="1" meta:cell-count="182" meta:object-count="0"/>
  </office:meta>
</office:document-meta>
</file>